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826aa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</style:style>
    <style:style style:name="gr3" style:family="graphic" style:parent-style-name="standard">
      <style:graphic-properties svg:stroke-color="#89c765" draw:fill-color="#add58a" draw:textarea-horizontal-align="justify" draw:textarea-vertical-align="middle" draw:auto-grow-height="false" fo:min-height="1.126cm" fo:min-width="0.876cm"/>
    </style:style>
    <style:style style:name="gr4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167cm"/>
    </style:style>
    <style:style style:name="gr5" style:family="graphic" style:parent-style-name="objectwithoutfill">
      <style:graphic-properties svg:stroke-width="0.106cm" svg:stroke-color="#826a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6.608cm" fo:min-width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3.6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10" style:family="graphic" style:parent-style-name="objectwithoutfill">
      <style:graphic-properties svg:stroke-width="0.106cm" svg:stroke-color="#5565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</style:style>
    <style:style style:name="gr13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963cm"/>
    </style:style>
    <style:style style:name="gr14" style:family="graphic" style:parent-style-name="standard">
      <style:graphic-properties svg:stroke-color="#faa61a" draw:fill-color="#faa61a" draw:textarea-horizontal-align="justify" draw:textarea-vertical-align="middle" draw:auto-grow-height="false" fo:min-height="1.126cm" fo:min-width="0.8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53cm"/>
    </style:style>
    <style:style style:name="gr17" style:family="graphic" style:parent-style-name="standard">
      <style:graphic-properties svg:stroke-width="0.106cm" svg:stroke-color="#ed1c24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faa61a"/>
      <style:paragraph-properties fo:text-align="center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971cm" svg:y1="32.896cm" svg:x2="12.971cm" svg:y2="36.452cm">
          <text:p/>
        </draw:line>
        <draw:frame draw:style-name="gr2" draw:text-style-name="P2" draw:layer="layout" svg:width="1.971cm" svg:height="0.962cm" svg:x="8.163cm" svg:y="7.355cm">
          <draw:text-box>
            <text:p>[t=-1]</text:p>
          </draw:text-box>
        </draw:frame>
        <draw:frame draw:style-name="gr2" draw:text-style-name="P2" draw:layer="layout" svg:width="1.971cm" svg:height="0.962cm" svg:x="5.963cm" svg:y="7.355cm">
          <draw:text-box>
            <text:p>[t=-2]</text:p>
          </draw:text-box>
        </draw:frame>
        <draw:frame draw:style-name="gr2" draw:text-style-name="P2" draw:layer="layout" svg:width="1.971cm" svg:height="0.962cm" svg:x="3.663cm" svg:y="7.355cm">
          <draw:text-box>
            <text:p>[t=-3]</text:p>
          </draw:text-box>
        </draw:frame>
        <draw:frame draw:style-name="gr2" draw:text-style-name="P2" draw:layer="layout" svg:width="1.971cm" svg:height="0.962cm" svg:x="1.563cm" svg:y="7.355cm">
          <draw:text-box>
            <text:p>[t=-4]</text:p>
          </draw:text-box>
        </draw:frame>
        <draw:custom-shape draw:style-name="gr3" draw:text-style-name="P3" draw:layer="layout" svg:width="1.524cm" svg:height="1.524cm" svg:x="1.695cm" svg:y="3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3.073cm" svg:y="4.2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3.896cm" svg:y="3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5.274cm" svg:y="4.2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6.097cm" svg:y="3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7.475cm" svg:y="4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8.298cm" svg:y="3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457cm" svg:y1="7.52cm" svg:x2="2.457cm" svg:y2="5.488cm">
          <text:p/>
        </draw:line>
        <draw:line draw:style-name="gr5" draw:text-style-name="P1" draw:layer="layout" svg:x1="4.657cm" svg:y1="7.547cm" svg:x2="4.657cm" svg:y2="5.515cm">
          <text:p/>
        </draw:line>
        <draw:line draw:style-name="gr5" draw:text-style-name="P1" draw:layer="layout" svg:x1="6.857cm" svg:y1="7.574cm" svg:x2="6.857cm" svg:y2="5.542cm">
          <text:p/>
        </draw:line>
        <draw:line draw:style-name="gr5" draw:text-style-name="P1" draw:layer="layout" svg:x1="9.057cm" svg:y1="7.601cm" svg:x2="9.057cm" svg:y2="5.569cm">
          <text:p/>
        </draw:line>
        <draw:custom-shape draw:style-name="gr4" draw:text-style-name="P4" draw:layer="layout" svg:width="0.762cm" svg:height="0.508cm" svg:x="9.676cm" svg:y="4.2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0.762cm" svg:height="6.858cm" svg:x="10.9cm" svg:y="1.04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177cm" svg:height="0.962cm" draw:transform="rotate (-1.5707963267949) translate (11.687cm 2.565cm)">
          <draw:text-box>
            <text:p>Dense Layer</text:p>
          </draw:text-box>
        </draw:frame>
        <draw:frame draw:style-name="gr8" draw:text-style-name="P2" draw:layer="layout" svg:width="2.54cm" svg:height="0.962cm" svg:x="11.708cm" svg:y="3.888cm">
          <draw:text-box>
            <text:p>….</text:p>
          </draw:text-box>
        </draw:frame>
        <draw:custom-shape draw:style-name="gr6" draw:text-style-name="P5" draw:layer="layout" svg:width="0.762cm" svg:height="6.858cm" svg:x="13.1cm" svg:y="1.04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168cm" svg:height="0.962cm" draw:transform="rotate (-1.5707963267949) translate (13.975cm 2.465cm)">
          <draw:text-box>
            <text:p>Output Layer</text:p>
          </draw:text-box>
        </draw:frame>
        <draw:line draw:style-name="gr10" draw:text-style-name="P1" draw:layer="layout" svg:x1="14.14cm" svg:y1="1.694cm" svg:x2="16.172cm" svg:y2="1.694cm">
          <text:p/>
        </draw:line>
        <draw:line draw:style-name="gr10" draw:text-style-name="P1" draw:layer="layout" svg:x1="14.114cm" svg:y1="3.494cm" svg:x2="16.146cm" svg:y2="3.494cm">
          <text:p/>
        </draw:line>
        <draw:line draw:style-name="gr10" draw:text-style-name="P1" draw:layer="layout" svg:x1="14.088cm" svg:y1="5.394cm" svg:x2="16.12cm" svg:y2="5.394cm">
          <text:p/>
        </draw:line>
        <draw:line draw:style-name="gr10" draw:text-style-name="P1" draw:layer="layout" svg:x1="14.062cm" svg:y1="7.294cm" svg:x2="16.094cm" svg:y2="7.294cm">
          <text:p/>
        </draw:line>
        <draw:frame draw:style-name="gr11" draw:text-style-name="P2" draw:layer="layout" svg:width="1.759cm" svg:height="0.962cm" svg:x="16.145cm" svg:y="1.14cm">
          <draw:text-box>
            <text:p>[t=0]</text:p>
          </draw:text-box>
        </draw:frame>
        <draw:frame draw:style-name="gr11" draw:text-style-name="P2" draw:layer="layout" svg:width="1.759cm" svg:height="0.962cm" svg:x="16.146cm" svg:y="2.94cm">
          <draw:text-box>
            <text:p>[t=1]</text:p>
          </draw:text-box>
        </draw:frame>
        <draw:frame draw:style-name="gr11" draw:text-style-name="P2" draw:layer="layout" svg:width="1.759cm" svg:height="0.962cm" svg:x="16.147cm" svg:y="4.84cm">
          <draw:text-box>
            <text:p>[t=2]</text:p>
          </draw:text-box>
        </draw:frame>
        <draw:frame draw:style-name="gr11" draw:text-style-name="P2" draw:layer="layout" svg:width="1.759cm" svg:height="0.962cm" svg:x="16.148cm" svg:y="6.74cm">
          <draw:text-box>
            <text:p>[t=3]</text:p>
          </draw:text-box>
        </draw:frame>
        <draw:frame draw:style-name="gr12" draw:text-style-name="P6" draw:layer="layout" svg:width="4.828cm" svg:height="0.962cm" svg:x="1.616cm" svg:y="1.07cm">
          <draw:text-box>
            <text:p><text:span text:style-name="T1">RNN2Dense_1</text:span></text:p>
          </draw:text-box>
        </draw:frame>
        <draw:line draw:style-name="gr1" draw:text-style-name="P1" draw:layer="layout" svg:x1="17.271cm" svg:y1="23.795cm" svg:x2="17.271cm" svg:y2="27.351cm">
          <text:p/>
        </draw:line>
        <draw:line draw:style-name="gr1" draw:text-style-name="P1" draw:layer="layout" svg:x1="15.071cm" svg:y1="23.795cm" svg:x2="15.071cm" svg:y2="27.351cm">
          <text:p/>
        </draw:line>
        <draw:line draw:style-name="gr1" draw:text-style-name="P1" draw:layer="layout" svg:x1="12.971cm" svg:y1="23.668cm" svg:x2="12.971cm" svg:y2="27.224cm">
          <text:p/>
        </draw:line>
        <draw:frame draw:style-name="gr2" draw:text-style-name="P2" draw:layer="layout" svg:width="1.971cm" svg:height="0.962cm" svg:x="8.009cm" svg:y="28.075cm">
          <draw:text-box>
            <text:p>[t=-1]</text:p>
          </draw:text-box>
        </draw:frame>
        <draw:frame draw:style-name="gr2" draw:text-style-name="P2" draw:layer="layout" svg:width="1.971cm" svg:height="0.962cm" svg:x="5.809cm" svg:y="28.075cm">
          <draw:text-box>
            <text:p>[t=-2]</text:p>
          </draw:text-box>
        </draw:frame>
        <draw:frame draw:style-name="gr2" draw:text-style-name="P2" draw:layer="layout" svg:width="1.971cm" svg:height="0.962cm" svg:x="3.509cm" svg:y="28.075cm">
          <draw:text-box>
            <text:p>[t=-3]</text:p>
          </draw:text-box>
        </draw:frame>
        <draw:frame draw:style-name="gr2" draw:text-style-name="P2" draw:layer="layout" svg:width="1.971cm" svg:height="0.962cm" svg:x="1.409cm" svg:y="28.075cm">
          <draw:text-box>
            <text:p>[t=-4]</text:p>
          </draw:text-box>
        </draw:frame>
        <draw:custom-shape draw:style-name="gr3" draw:text-style-name="P3" draw:layer="layout" svg:width="1.524cm" svg:height="1.524cm" svg:x="1.541cm" svg:y="24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2.919cm" svg:y="24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3.742cm" svg:y="24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5.12cm" svg:y="24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5.943cm" svg:y="24.4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7.321cm" svg:y="24.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8.144cm" svg:y="24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.671cm" svg:height="0.508cm" svg:x="9.522cm" svg:y="24.9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1.242cm" svg:y="24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2.62cm" svg:y="24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3.443cm" svg:y="24.4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4.821cm" svg:y="24.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5.644cm" svg:y="24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7.022cm" svg:y="24.9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7.845cm" svg:y="24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303cm" svg:y1="28.24cm" svg:x2="2.303cm" svg:y2="26.208cm">
          <text:p/>
        </draw:line>
        <draw:line draw:style-name="gr5" draw:text-style-name="P1" draw:layer="layout" svg:x1="4.503cm" svg:y1="28.267cm" svg:x2="4.503cm" svg:y2="26.235cm">
          <text:p/>
        </draw:line>
        <draw:line draw:style-name="gr5" draw:text-style-name="P1" draw:layer="layout" svg:x1="6.703cm" svg:y1="28.294cm" svg:x2="6.703cm" svg:y2="26.262cm">
          <text:p/>
        </draw:line>
        <draw:line draw:style-name="gr5" draw:text-style-name="P1" draw:layer="layout" svg:x1="8.903cm" svg:y1="28.321cm" svg:x2="8.903cm" svg:y2="26.289cm">
          <text:p/>
        </draw:line>
        <draw:line draw:style-name="gr5" draw:text-style-name="P1" draw:layer="layout" svg:x1="12.209cm" svg:y1="27.224cm" svg:x2="12.209cm" svg:y2="25.955cm">
          <text:p/>
        </draw:line>
        <draw:line draw:style-name="gr5" draw:text-style-name="P1" draw:layer="layout" svg:x1="12.103cm" svg:y1="24.375cm" svg:x2="12.103cm" svg:y2="22.343cm">
          <text:p/>
        </draw:line>
        <draw:line draw:style-name="gr1" draw:text-style-name="P1" draw:layer="layout" svg:x1="12.103cm" svg:y1="23.668cm" svg:x2="12.971cm" svg:y2="23.668cm">
          <text:p/>
        </draw:line>
        <draw:line draw:style-name="gr1" draw:text-style-name="P1" draw:layer="layout" svg:x1="12.971cm" svg:y1="27.224cm" svg:x2="14.241cm" svg:y2="27.224cm">
          <text:p/>
        </draw:line>
        <draw:line draw:style-name="gr5" draw:text-style-name="P1" draw:layer="layout" svg:x1="14.241cm" svg:y1="27.224cm" svg:x2="14.241cm" svg:y2="25.956cm">
          <text:p/>
        </draw:line>
        <draw:line draw:style-name="gr1" draw:text-style-name="P1" draw:layer="layout" svg:x1="16.403cm" svg:y1="23.795cm" svg:x2="17.271cm" svg:y2="23.795cm">
          <text:p/>
        </draw:line>
        <draw:line draw:style-name="gr1" draw:text-style-name="P1" draw:layer="layout" svg:x1="17.271cm" svg:y1="27.351cm" svg:x2="18.541cm" svg:y2="27.351cm">
          <text:p/>
        </draw:line>
        <draw:line draw:style-name="gr5" draw:text-style-name="P1" draw:layer="layout" svg:x1="18.541cm" svg:y1="27.378cm" svg:x2="18.541cm" svg:y2="26.11cm">
          <text:p/>
        </draw:line>
        <draw:line draw:style-name="gr5" draw:text-style-name="P1" draw:layer="layout" svg:x1="16.403cm" svg:y1="24.429cm" svg:x2="16.403cm" svg:y2="22.397cm">
          <text:p/>
        </draw:line>
        <draw:line draw:style-name="gr1" draw:text-style-name="P1" draw:layer="layout" svg:x1="14.203cm" svg:y1="23.795cm" svg:x2="15.071cm" svg:y2="23.795cm">
          <text:p/>
        </draw:line>
        <draw:line draw:style-name="gr1" draw:text-style-name="P1" draw:layer="layout" svg:x1="15.071cm" svg:y1="27.351cm" svg:x2="16.341cm" svg:y2="27.351cm">
          <text:p/>
        </draw:line>
        <draw:line draw:style-name="gr5" draw:text-style-name="P1" draw:layer="layout" svg:x1="16.341cm" svg:y1="27.378cm" svg:x2="16.341cm" svg:y2="26.11cm">
          <text:p/>
        </draw:line>
        <draw:line draw:style-name="gr5" draw:text-style-name="P1" draw:layer="layout" svg:x1="14.203cm" svg:y1="24.429cm" svg:x2="14.203cm" svg:y2="22.397cm">
          <text:p/>
        </draw:line>
        <draw:frame draw:style-name="gr15" draw:text-style-name="P2" draw:layer="layout" svg:width="2.094cm" svg:height="0.962cm" svg:x="11.21cm" svg:y="27.375cm">
          <draw:text-box>
            <text:p>[start]</text:p>
          </draw:text-box>
        </draw:frame>
        <draw:line draw:style-name="gr5" draw:text-style-name="P1" draw:layer="layout" svg:x1="18.503cm" svg:y1="24.456cm" svg:x2="18.503cm" svg:y2="22.424cm">
          <text:p/>
        </draw:line>
        <draw:frame draw:style-name="gr11" draw:text-style-name="P2" draw:layer="layout" svg:width="1.759cm" svg:height="0.962cm" svg:x="17.71cm" svg:y="21.475cm">
          <draw:text-box>
            <text:p>[t=3]</text:p>
          </draw:text-box>
        </draw:frame>
        <draw:frame draw:style-name="gr11" draw:text-style-name="P2" draw:layer="layout" svg:width="1.759cm" svg:height="0.962cm" svg:x="15.61cm" svg:y="21.475cm">
          <draw:text-box>
            <text:p>[t=2]</text:p>
          </draw:text-box>
        </draw:frame>
        <draw:frame draw:style-name="gr11" draw:text-style-name="P2" draw:layer="layout" svg:width="1.759cm" svg:height="0.962cm" svg:x="13.31cm" svg:y="21.475cm">
          <draw:text-box>
            <text:p>[t=1]</text:p>
          </draw:text-box>
        </draw:frame>
        <draw:frame draw:style-name="gr11" draw:text-style-name="P2" draw:layer="layout" svg:width="1.759cm" svg:height="0.962cm" svg:x="11.31cm" svg:y="21.475cm">
          <draw:text-box>
            <text:p>[t=0]</text:p>
          </draw:text-box>
        </draw:frame>
        <draw:frame draw:style-name="gr16" draw:text-style-name="P6" draw:layer="layout" svg:width="7.953cm" svg:height="1.673cm" svg:x="1.563cm" svg:y="21.09cm">
          <draw:text-box>
            <text:p><text:span text:style-name="T1">Seq2Seq_1</text:span></text:p>
            <text:p><text:span text:style-name="T1">(without teacher forcing)</text:span></text:p>
          </draw:text-box>
        </draw:frame>
        <draw:line draw:style-name="gr1" draw:text-style-name="P1" draw:layer="layout" svg:x1="17.271cm" svg:y1="32.996cm" svg:x2="17.271cm" svg:y2="36.552cm">
          <text:p/>
        </draw:line>
        <draw:line draw:style-name="gr1" draw:text-style-name="P1" draw:layer="layout" svg:x1="15.071cm" svg:y1="32.996cm" svg:x2="15.071cm" svg:y2="36.552cm">
          <text:p/>
        </draw:line>
        <draw:line draw:style-name="gr1" draw:text-style-name="P1" draw:layer="layout" svg:x1="10.071cm" svg:y1="32.869cm" svg:x2="10.071cm" svg:y2="36.425cm">
          <text:p/>
        </draw:line>
        <draw:frame draw:style-name="gr2" draw:text-style-name="P2" draw:layer="layout" svg:width="1.971cm" svg:height="0.962cm" svg:x="8.009cm" svg:y="37.276cm">
          <draw:text-box>
            <text:p>[t=-1]</text:p>
          </draw:text-box>
        </draw:frame>
        <draw:frame draw:style-name="gr2" draw:text-style-name="P2" draw:layer="layout" svg:width="1.971cm" svg:height="0.962cm" svg:x="5.809cm" svg:y="37.276cm">
          <draw:text-box>
            <text:p>[t=-2]</text:p>
          </draw:text-box>
        </draw:frame>
        <draw:frame draw:style-name="gr2" draw:text-style-name="P2" draw:layer="layout" svg:width="1.971cm" svg:height="0.962cm" svg:x="3.509cm" svg:y="37.276cm">
          <draw:text-box>
            <text:p>[t=-3]</text:p>
          </draw:text-box>
        </draw:frame>
        <draw:frame draw:style-name="gr2" draw:text-style-name="P2" draw:layer="layout" svg:width="1.971cm" svg:height="0.962cm" svg:x="1.409cm" svg:y="37.276cm">
          <draw:text-box>
            <text:p>[t=-4]</text:p>
          </draw:text-box>
        </draw:frame>
        <draw:custom-shape draw:style-name="gr3" draw:text-style-name="P3" draw:layer="layout" svg:width="1.524cm" svg:height="1.524cm" svg:x="1.541cm" svg:y="33.6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2.919cm" svg:y="34.1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3.742cm" svg:y="33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5.12cm" svg:y="34.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5.943cm" svg:y="33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7.321cm" svg:y="34.1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8.144cm" svg:y="33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.671cm" svg:height="0.508cm" svg:x="9.522cm" svg:y="34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1.242cm" svg:y="33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2.62cm" svg:y="34.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3.443cm" svg:y="33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4.821cm" svg:y="34.1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5.644cm" svg:y="33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7.022cm" svg:y="34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7.845cm" svg:y="33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303cm" svg:y1="37.441cm" svg:x2="2.303cm" svg:y2="35.409cm">
          <text:p/>
        </draw:line>
        <draw:line draw:style-name="gr5" draw:text-style-name="P1" draw:layer="layout" svg:x1="4.503cm" svg:y1="37.468cm" svg:x2="4.503cm" svg:y2="35.436cm">
          <text:p/>
        </draw:line>
        <draw:line draw:style-name="gr5" draw:text-style-name="P1" draw:layer="layout" svg:x1="6.703cm" svg:y1="37.495cm" svg:x2="6.703cm" svg:y2="35.463cm">
          <text:p/>
        </draw:line>
        <draw:line draw:style-name="gr5" draw:text-style-name="P1" draw:layer="layout" svg:x1="8.903cm" svg:y1="37.522cm" svg:x2="8.903cm" svg:y2="35.49cm">
          <text:p/>
        </draw:line>
        <draw:line draw:style-name="gr5" draw:text-style-name="P1" draw:layer="layout" svg:x1="12.209cm" svg:y1="36.425cm" svg:x2="12.209cm" svg:y2="35.156cm">
          <text:p/>
        </draw:line>
        <draw:line draw:style-name="gr5" draw:text-style-name="P1" draw:layer="layout" svg:x1="12.103cm" svg:y1="33.576cm" svg:x2="12.103cm" svg:y2="31.544cm">
          <text:p/>
        </draw:line>
        <draw:line draw:style-name="gr1" draw:text-style-name="P1" draw:layer="layout" svg:x1="12.103cm" svg:y1="32.869cm" svg:x2="12.971cm" svg:y2="32.869cm">
          <text:p/>
        </draw:line>
        <draw:line draw:style-name="gr1" draw:text-style-name="P1" draw:layer="layout" svg:x1="10.075cm" svg:y1="36.433cm" svg:x2="12.234cm" svg:y2="36.433cm">
          <text:p/>
        </draw:line>
        <draw:line draw:style-name="gr5" draw:text-style-name="P1" draw:layer="layout" svg:x1="14.241cm" svg:y1="36.425cm" svg:x2="14.241cm" svg:y2="35.157cm">
          <text:p/>
        </draw:line>
        <draw:line draw:style-name="gr1" draw:text-style-name="P1" draw:layer="layout" svg:x1="16.403cm" svg:y1="32.996cm" svg:x2="17.271cm" svg:y2="32.996cm">
          <text:p/>
        </draw:line>
        <draw:line draw:style-name="gr1" draw:text-style-name="P1" draw:layer="layout" svg:x1="17.271cm" svg:y1="36.552cm" svg:x2="18.541cm" svg:y2="36.552cm">
          <text:p/>
        </draw:line>
        <draw:line draw:style-name="gr5" draw:text-style-name="P1" draw:layer="layout" svg:x1="18.541cm" svg:y1="36.579cm" svg:x2="18.541cm" svg:y2="35.311cm">
          <text:p/>
        </draw:line>
        <draw:line draw:style-name="gr5" draw:text-style-name="P1" draw:layer="layout" svg:x1="16.403cm" svg:y1="33.63cm" svg:x2="16.403cm" svg:y2="31.598cm">
          <text:p/>
        </draw:line>
        <draw:line draw:style-name="gr1" draw:text-style-name="P1" draw:layer="layout" svg:x1="14.203cm" svg:y1="32.996cm" svg:x2="15.071cm" svg:y2="32.996cm">
          <text:p/>
        </draw:line>
        <draw:line draw:style-name="gr1" draw:text-style-name="P1" draw:layer="layout" svg:x1="15.071cm" svg:y1="36.552cm" svg:x2="16.341cm" svg:y2="36.552cm">
          <text:p/>
        </draw:line>
        <draw:line draw:style-name="gr5" draw:text-style-name="P1" draw:layer="layout" svg:x1="16.341cm" svg:y1="36.579cm" svg:x2="16.341cm" svg:y2="35.311cm">
          <text:p/>
        </draw:line>
        <draw:line draw:style-name="gr5" draw:text-style-name="P1" draw:layer="layout" svg:x1="14.203cm" svg:y1="33.63cm" svg:x2="14.203cm" svg:y2="31.598cm">
          <text:p/>
        </draw:line>
        <draw:line draw:style-name="gr5" draw:text-style-name="P1" draw:layer="layout" svg:x1="18.503cm" svg:y1="33.657cm" svg:x2="18.503cm" svg:y2="31.625cm">
          <text:p/>
        </draw:line>
        <draw:frame draw:style-name="gr11" draw:text-style-name="P2" draw:layer="layout" svg:width="1.759cm" svg:height="0.962cm" svg:x="17.71cm" svg:y="30.676cm">
          <draw:text-box>
            <text:p>[t=3]</text:p>
          </draw:text-box>
        </draw:frame>
        <draw:frame draw:style-name="gr11" draw:text-style-name="P2" draw:layer="layout" svg:width="1.759cm" svg:height="0.962cm" svg:x="15.61cm" svg:y="30.676cm">
          <draw:text-box>
            <text:p>[t=2]</text:p>
          </draw:text-box>
        </draw:frame>
        <draw:frame draw:style-name="gr11" draw:text-style-name="P2" draw:layer="layout" svg:width="1.759cm" svg:height="0.962cm" svg:x="13.31cm" svg:y="30.676cm">
          <draw:text-box>
            <text:p>[t=1]</text:p>
          </draw:text-box>
        </draw:frame>
        <draw:frame draw:style-name="gr11" draw:text-style-name="P2" draw:layer="layout" svg:width="1.759cm" svg:height="0.962cm" svg:x="11.31cm" svg:y="30.676cm">
          <draw:text-box>
            <text:p>[t=0]</text:p>
          </draw:text-box>
        </draw:frame>
        <draw:frame draw:style-name="gr16" draw:text-style-name="P6" draw:layer="layout" svg:width="7.953cm" svg:height="1.673cm" svg:x="1.563cm" svg:y="29.891cm">
          <draw:text-box>
            <text:p><text:span text:style-name="T1">Seq2Seq_2</text:span></text:p>
            <text:p><text:span text:style-name="T1">(without teacher forcing)</text:span></text:p>
          </draw:text-box>
        </draw:frame>
        <draw:line draw:style-name="gr5" draw:text-style-name="P1" draw:layer="layout" svg:x1="8.803cm" svg:y1="33.603cm" svg:x2="8.803cm" svg:y2="31.571cm">
          <text:p/>
        </draw:line>
        <draw:line draw:style-name="gr1" draw:text-style-name="P1" draw:layer="layout" svg:x1="8.803cm" svg:y1="32.869cm" svg:x2="10.075cm" svg:y2="32.877cm">
          <text:p/>
        </draw:line>
        <draw:line draw:style-name="gr1" draw:text-style-name="P1" draw:layer="layout" svg:x1="12.996cm" svg:y1="36.433cm" svg:x2="14.241cm" svg:y2="36.452cm">
          <text:p/>
        </draw:line>
        <draw:frame draw:style-name="gr2" draw:text-style-name="P2" draw:layer="layout" svg:width="1.971cm" svg:height="0.962cm" svg:x="7.965cm" svg:y="18.855cm">
          <draw:text-box>
            <text:p>[t=-1]</text:p>
          </draw:text-box>
        </draw:frame>
        <draw:frame draw:style-name="gr2" draw:text-style-name="P2" draw:layer="layout" svg:width="1.971cm" svg:height="0.962cm" svg:x="5.765cm" svg:y="18.855cm">
          <draw:text-box>
            <text:p>[t=-2]</text:p>
          </draw:text-box>
        </draw:frame>
        <draw:frame draw:style-name="gr2" draw:text-style-name="P2" draw:layer="layout" svg:width="1.971cm" svg:height="0.962cm" svg:x="3.465cm" svg:y="18.855cm">
          <draw:text-box>
            <text:p>[t=-3]</text:p>
          </draw:text-box>
        </draw:frame>
        <draw:frame draw:style-name="gr2" draw:text-style-name="P2" draw:layer="layout" svg:width="1.971cm" svg:height="0.962cm" svg:x="1.365cm" svg:y="18.855cm">
          <draw:text-box>
            <text:p>[t=-4]</text:p>
          </draw:text-box>
        </draw:frame>
        <draw:custom-shape draw:style-name="gr3" draw:text-style-name="P3" draw:layer="layout" svg:width="1.524cm" svg:height="1.524cm" svg:x="1.497cm" svg:y="15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2.875cm" svg:y="15.7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3.698cm" svg:y="15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5.076cm" svg:y="15.7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5.899cm" svg:y="15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7.277cm" svg:y="15.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8.1cm" svg:y="15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259cm" svg:y1="19.02cm" svg:x2="2.259cm" svg:y2="16.988cm">
          <text:p/>
        </draw:line>
        <draw:line draw:style-name="gr5" draw:text-style-name="P1" draw:layer="layout" svg:x1="4.459cm" svg:y1="19.047cm" svg:x2="4.459cm" svg:y2="17.015cm">
          <text:p/>
        </draw:line>
        <draw:line draw:style-name="gr5" draw:text-style-name="P1" draw:layer="layout" svg:x1="6.659cm" svg:y1="19.074cm" svg:x2="6.659cm" svg:y2="17.042cm">
          <text:p/>
        </draw:line>
        <draw:line draw:style-name="gr5" draw:text-style-name="P1" draw:layer="layout" svg:x1="8.859cm" svg:y1="19.101cm" svg:x2="8.859cm" svg:y2="17.069cm">
          <text:p/>
        </draw:line>
        <draw:line draw:style-name="gr5" draw:text-style-name="P1" draw:layer="layout" svg:x1="2.259cm" svg:y1="15.047cm" svg:x2="2.259cm" svg:y2="13.015cm">
          <text:p/>
        </draw:line>
        <draw:line draw:style-name="gr5" draw:text-style-name="P1" draw:layer="layout" svg:x1="4.459cm" svg:y1="15.074cm" svg:x2="4.459cm" svg:y2="13.042cm">
          <text:p/>
        </draw:line>
        <draw:line draw:style-name="gr5" draw:text-style-name="P1" draw:layer="layout" svg:x1="6.659cm" svg:y1="15.101cm" svg:x2="6.659cm" svg:y2="13.069cm">
          <text:p/>
        </draw:line>
        <draw:line draw:style-name="gr5" draw:text-style-name="P1" draw:layer="layout" svg:x1="8.859cm" svg:y1="15.128cm" svg:x2="8.859cm" svg:y2="13.096cm">
          <text:p/>
        </draw:line>
        <draw:custom-shape draw:style-name="gr6" draw:text-style-name="P5" draw:layer="layout" svg:width="0.762cm" svg:height="6.858cm" draw:transform="rotate (1.5707963267949) translate (2.146cm 12.764cm)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54cm" svg:height="1.352cm" draw:transform="rotate (1.5707963267949) translate (13.635cm 17.583cm)">
          <draw:text-box>
            <text:p text:style-name="P8"><text:span text:style-name="T2">…</text:span><text:span text:style-name="T2">.</text:span></text:p>
          </draw:text-box>
        </draw:frame>
        <draw:custom-shape draw:style-name="gr6" draw:text-style-name="P5" draw:layer="layout" svg:width="0.762cm" svg:height="6.858cm" draw:transform="rotate (1.5707963267949) translate (11.081cm 15.653cm)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168cm" svg:height="0.962cm" svg:x="12.498cm" svg:y="14.778cm">
          <draw:text-box>
            <text:p>Output Layer</text:p>
          </draw:text-box>
        </draw:frame>
        <draw:line draw:style-name="gr10" draw:text-style-name="P1" draw:layer="layout" svg:x1="11.727cm" svg:y1="14.613cm" svg:x2="11.727cm" svg:y2="12.581cm">
          <text:p/>
        </draw:line>
        <draw:line draw:style-name="gr10" draw:text-style-name="P1" draw:layer="layout" svg:x1="13.527cm" svg:y1="14.639cm" svg:x2="13.527cm" svg:y2="12.607cm">
          <text:p/>
        </draw:line>
        <draw:line draw:style-name="gr10" draw:text-style-name="P1" draw:layer="layout" svg:x1="15.427cm" svg:y1="14.665cm" svg:x2="15.427cm" svg:y2="12.633cm">
          <text:p/>
        </draw:line>
        <draw:line draw:style-name="gr10" draw:text-style-name="P1" draw:layer="layout" svg:x1="17.327cm" svg:y1="14.691cm" svg:x2="17.327cm" svg:y2="12.659cm">
          <text:p/>
        </draw:line>
        <draw:frame draw:style-name="gr11" draw:text-style-name="P2" draw:layer="layout" svg:width="1.759cm" svg:height="0.962cm" draw:transform="rotate (1.5707963267949) translate (11.173cm 12.608cm)">
          <draw:text-box>
            <text:p>[t=0]</text:p>
          </draw:text-box>
        </draw:frame>
        <draw:frame draw:style-name="gr11" draw:text-style-name="P2" draw:layer="layout" svg:width="1.759cm" svg:height="0.962cm" draw:transform="rotate (1.5707963267949) translate (12.973cm 12.607cm)">
          <draw:text-box>
            <text:p>[t=1]</text:p>
          </draw:text-box>
        </draw:frame>
        <draw:frame draw:style-name="gr11" draw:text-style-name="P2" draw:layer="layout" svg:width="1.759cm" svg:height="0.962cm" draw:transform="rotate (1.5707963267949) translate (14.873cm 12.606cm)">
          <draw:text-box>
            <text:p>[t=2]</text:p>
          </draw:text-box>
        </draw:frame>
        <draw:frame draw:style-name="gr11" draw:text-style-name="P2" draw:layer="layout" svg:width="1.759cm" svg:height="0.962cm" draw:transform="rotate (1.5707963267949) translate (16.773cm 12.605cm)">
          <draw:text-box>
            <text:p>[t=3]</text:p>
          </draw:text-box>
        </draw:frame>
        <draw:frame draw:style-name="gr7" draw:text-style-name="P2" xml:id="id1" draw:id="id1" draw:layer="layout" svg:width="4.177cm" svg:height="0.962cm" svg:x="3.514cm" svg:y="11.984cm">
          <draw:text-box>
            <text:p>Dense Layer</text:p>
          </draw:text-box>
        </draw:frame>
        <draw:frame draw:style-name="gr12" draw:text-style-name="P6" draw:layer="layout" svg:width="4.828cm" svg:height="0.962cm" svg:x="1.316cm" svg:y="9.67cm">
          <draw:text-box>
            <text:p><text:span text:style-name="T1">RNN2Dense_2</text:span></text:p>
          </draw:text-box>
        </draw:frame>
        <draw:custom-shape draw:style-name="gr6" draw:text-style-name="P5" draw:layer="layout" svg:width="0.762cm" svg:height="6.858cm" draw:transform="rotate (1.5707963267949) translate (11.16cm 18.352cm)">
          <text:p/>
          <draw:enhanced-geometry svg:viewBox="0 0 21600 21600" draw:type="rectangle" draw:enhanced-path="M 0 0 L 21600 0 21600 21600 0 21600 0 0 Z N"/>
        </draw:custom-shape>
        <draw:frame draw:style-name="gr7" draw:text-style-name="P2" xml:id="id2" draw:id="id2" draw:layer="layout" svg:width="4.177cm" svg:height="0.962cm" svg:x="12.528cm" svg:y="17.572cm">
          <draw:text-box>
            <text:p>Dense Layer</text:p>
          </draw:text-box>
        </draw:frame>
        <draw:connector draw:style-name="gr17" draw:text-style-name="P5" draw:layer="layout" svg:x1="5.602cm" svg:y1="11.984cm" svg:x2="14.616cm" svg:y2="18.534cm" draw:start-shape="id1" draw:start-glue-point="0" draw:end-shape="id2" draw:end-glue-point="2" svg:d="M5602 11984v-500h4508v7550h4506v-500" svg:viewBox="0 0 9015 7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39.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2:18:15.375546429</meta:creation-date>
    <dc:date>2018-01-26T11:03:52.471000000</dc:date>
    <meta:editing-duration>PT6M55S</meta:editing-duration>
    <meta:editing-cycles>4</meta:editing-cycles>
    <meta:generator>LibreOffice/5.4.2.2$Windows_x86 LibreOffice_project/22b09f6418e8c2d508a9eaf86b2399209b0990f4</meta:generator>
    <meta:document-statistic meta:object-count="161"/>
  </office:meta>
</office:document-meta>
</file>